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1" svg:font-family="'DejaVu Sans'"/>
    <style:font-face style:name="VBFPCR+Helvetica" svg:font-family="VBFPCR+Helvetica"/>
    <style:font-face style:name="Courier New" svg:font-family="'Courier New'" style:font-family-generic="modern"/>
    <style:font-face style:name="Andale Sans UI1" svg:font-family="'Andale Sans UI', 'Arial Unicode MS'" style:font-pitch="variable"/>
    <style:font-face style:name="Mincho" svg:font-family="Mincho, msmincho" style:font-pitch="variable"/>
    <style:font-face style:name="Liberation Serif" svg:font-family="'Liberation Serif'" style:font-family-generic="roman" style:font-pitch="variable"/>
    <style:font-face style:name="PMingLiU" svg:font-family="PMingLiU, 新細明體" style:font-family-generic="roman" style:font-pitch="variable"/>
    <style:font-face style:name="Thorndale" svg:font-family="Thorndale, 'Times New Roman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2">
      <style:paragraph-properties fo:margin-top="0.1665in" fo:margin-bottom="0.0417in" fo:text-align="start" style:justify-single-word="false" fo:orphans="0" fo:widows="0" fo:hyphenation-ladder-count="no-limit" fo:keep-with-next="always" style:writing-mode="lr-tb"/>
      <style:text-properties fo:text-transform="uppercase" style:use-window-font-color="true" fo:font-size="12pt" fo:language="en" fo:country="US" style:text-underline-style="solid" style:text-underline-width="auto" style:text-underline-color="font-color" fo:font-weight="bold" style:font-name-asian="PMingLiU" style:font-size-asian="12pt" style:font-weight-asian="bold" style:font-name-complex="Arial" style:font-size-complex="12pt" style:language-complex="zxx" style:country-complex="none" style:font-style-complex="italic" style:font-weight-complex="bold" fo:hyphenate="false" fo:hyphenation-remain-char-count="2" fo:hyphenation-push-char-count="2"/>
    </style:style>
    <style:style style:name="P2" style:family="paragraph" style:parent-style-name="Heading_20_2">
      <style:text-properties fo:text-transform="uppercase" style:use-window-font-color="true" fo:font-size="12pt" fo:language="en" fo:country="US" style:text-underline-style="solid" style:text-underline-width="auto" style:text-underline-color="font-color" fo:font-weight="bold" style:font-name-asian="PMingLiU" style:font-size-asian="12pt" style:font-weight-asian="bold" style:font-name-complex="Arial" style:font-size-complex="12pt" style:language-complex="zxx" style:country-complex="none" style:font-style-complex="italic" style:font-weight-complex="bold"/>
    </style:style>
    <style:style style:name="P3" style:family="paragraph" style:parent-style-name="Standard">
      <style:text-properties style:use-window-font-color="true" fo:font-size="12pt" fo:language="en" fo:country="US" style:font-name-asian="PMingLiU" style:font-size-asian="12pt" style:font-name-complex="Times New Roman" style:font-size-complex="10pt" style:language-complex="zxx" style:country-complex="none"/>
    </style:style>
    <style:style style:name="P4" style:family="paragraph" style:parent-style-name="Standard">
      <style:paragraph-properties style:shadow="none"/>
    </style:style>
    <style:style style:name="P5" style:family="paragraph" style:parent-style-name="Heading_20_1" style:master-page-name="Standard">
      <style:paragraph-properties fo:margin-top="0.1665in" fo:margin-bottom="0.0417in" style:page-number="auto"/>
    </style:style>
    <style:style style:name="P6" style:family="paragraph" style:parent-style-name="Standard">
      <style:paragraph-properties style:shadow="none"/>
    </style:style>
    <style:style style:name="P7" style:family="paragraph" style:parent-style-name="Standard">
      <style:paragraph-properties style:shadow="none"/>
      <style:text-properties style:use-window-font-color="true" fo:font-size="12pt" fo:language="en" fo:country="US" style:font-name-asian="PMingLiU" style:font-size-asian="12pt" style:font-name-complex="Times New Roman" style:font-size-complex="10pt" style:language-complex="zxx" style:country-complex="none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VBFPCR+Helvetica" fo:font-size="10pt" style:font-name-asian="VBFPCR+Helvetica" style:font-size-asian="10pt" style:font-name-complex="VBFPCR+Helvetica" style:font-size-complex="10pt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VBFPCR+Helvetica" fo:font-size="10pt" style:font-name-asian="VBFPCR+Helvetica" style:font-size-asian="10pt" style:font-name-complex="VBFPCR+Helvetica" style:font-size-complex="10pt"/>
    </style:style>
    <style:style style:name="P10" style:family="paragraph" style:parent-style-name="Standard">
      <style:text-properties style:font-name="VBFPCR+Helvetica" fo:font-size="12pt" style:font-name-asian="VBFPCR+Helvetica" style:font-size-asian="12pt" style:font-name-complex="VBFPCR+Helvetica" style:font-size-complex="12pt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VBFPCR+Helvetica" fo:font-size="12pt" style:font-name-asian="VBFPCR+Helvetica" style:font-size-asian="12pt" style:font-name-complex="VBFPCR+Helvetica" style:font-size-complex="12pt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VBFPCR+Helvetica" fo:font-size="12pt" style:font-name-asian="VBFPCR+Helvetica" style:font-size-asian="12pt" style:font-name-complex="VBFPCR+Helvetica" style:font-size-complex="12pt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VBFPCR+Helvetica" fo:font-size="12pt" style:font-name-asian="VBFPCR+Helvetica" style:font-size-asian="12pt" style:font-name-complex="VBFPCR+Helvetica" style:font-size-complex="12pt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VBFPCR+Helvetica" fo:font-size="12pt" style:font-name-asian="VBFPCR+Helvetica" style:font-size-asian="12pt" style:font-name-complex="VBFPCR+Helvetica" style:font-size-complex="12pt"/>
    </style:style>
    <style:style style:name="P15" style:family="paragraph" style:parent-style-name="Standard">
      <style:paragraph-properties fo:text-align="start" style:justify-single-word="false" style:text-autospace="none"/>
      <style:text-properties style:font-name="VBFPCR+Helvetica" fo:font-size="12pt" style:font-name-asian="VBFPCR+Helvetica" style:font-size-asian="12pt" style:font-name-complex="VBFPCR+Helvetica" style:font-size-complex="12pt"/>
    </style:style>
    <style:style style:name="P16" style:family="paragraph" style:parent-style-name="Standard">
      <style:paragraph-properties fo:text-align="start" style:justify-single-word="false" style:text-autospace="none"/>
      <style:text-properties style:font-name="VBFPCR+Helvetica" fo:font-size="12pt" style:font-name-asian="VBFPCR+Helvetica" style:font-size-asian="12pt" style:font-name-complex="VBFPCR+Helvetica" style:font-size-complex="12pt"/>
    </style:style>
    <style:style style:name="P17" style:family="paragraph" style:parent-style-name="Standard">
      <style:paragraph-properties fo:text-align="start" style:justify-single-word="false" style:text-autospace="none"/>
      <style:text-properties style:font-name="VBFPCR+Helvetica" fo:font-size="12pt" style:font-name-asian="VBFPCR+Helvetica" style:font-size-asian="12pt" style:font-name-complex="VBFPCR+Helvetica" style:font-size-complex="12pt"/>
    </style:style>
    <style:style style:name="P18" style:family="paragraph" style:parent-style-name="Standard">
      <style:paragraph-properties fo:text-align="start" style:justify-single-word="false" style:text-autospace="none"/>
      <style:text-properties style:font-name="VBFPCR+Helvetica" fo:font-size="12pt" style:font-name-asian="VBFPCR+Helvetica" style:font-size-asian="12pt" style:font-name-complex="VBFPCR+Helvetica" style:font-size-complex="12pt"/>
    </style:style>
    <style:style style:name="P19" style:family="paragraph" style:parent-style-name="Standard">
      <style:paragraph-properties fo:text-align="start" style:justify-single-word="false" style:text-autospace="none"/>
      <style:text-properties style:font-name="VBFPCR+Helvetica" fo:font-size="12pt" style:font-name-asian="VBFPCR+Helvetica" style:font-size-asian="12pt" style:font-name-complex="VBFPCR+Helvetica" style:font-size-complex="12pt"/>
    </style:style>
    <style:style style:name="P20" style:family="paragraph" style:parent-style-name="Standard">
      <style:paragraph-properties fo:text-align="start" style:justify-single-word="false" style:text-autospace="none"/>
      <style:text-properties style:font-name="VBFPCR+Helvetica" fo:font-size="12pt" style:font-name-asian="VBFPCR+Helvetica" style:font-size-asian="12pt" style:font-name-complex="VBFPCR+Helvetica" style:font-size-complex="12pt"/>
    </style:style>
    <style:style style:name="P21" style:family="paragraph" style:parent-style-name="Standard">
      <style:paragraph-properties fo:text-align="start" style:justify-single-word="false" style:text-autospace="none"/>
      <style:text-properties style:font-name="VBFPCR+Helvetica" fo:font-size="12pt" style:font-name-asian="VBFPCR+Helvetica" style:font-size-asian="12pt" style:font-name-complex="VBFPCR+Helvetica" style:font-size-complex="12pt"/>
    </style:style>
    <style:style style:name="P22" style:family="paragraph" style:parent-style-name="Standard">
      <style:paragraph-properties fo:text-align="start" style:justify-single-word="false" style:text-autospace="none"/>
      <style:text-properties style:font-name="VBFPCR+Helvetica" fo:font-size="12pt" style:font-name-asian="VBFPCR+Helvetica" style:font-size-asian="12pt" style:font-name-complex="VBFPCR+Helvetica" style:font-size-complex="12pt"/>
    </style:style>
    <style:style style:name="P23" style:family="paragraph" style:parent-style-name="Standard">
      <style:paragraph-properties fo:text-align="start" style:justify-single-word="false" style:text-autospace="none"/>
      <style:text-properties style:font-name="VBFPCR+Helvetica" fo:font-size="12pt" style:font-name-asian="VBFPCR+Helvetica" style:font-size-asian="12pt" style:font-name-complex="VBFPCR+Helvetica" style:font-size-complex="12pt"/>
    </style:style>
    <style:style style:name="P24" style:family="paragraph" style:parent-style-name="Standard">
      <style:paragraph-properties fo:text-align="start" style:justify-single-word="false" style:text-autospace="none"/>
      <style:text-properties style:font-name="VBFPCR+Helvetica" fo:font-size="12pt" style:font-name-asian="VBFPCR+Helvetica" style:font-size-asian="12pt" style:font-name-complex="VBFPCR+Helvetica" style:font-size-complex="12pt"/>
    </style:style>
    <style:style style:name="P25" style:family="paragraph" style:parent-style-name="Standard">
      <style:paragraph-properties fo:text-align="start" style:justify-single-word="false" style:text-autospace="none"/>
      <style:text-properties style:font-name="VBFPCR+Helvetica" fo:font-size="12pt" style:font-name-asian="VBFPCR+Helvetica" style:font-size-asian="12pt" style:font-name-complex="VBFPCR+Helvetica" style:font-size-complex="12pt"/>
    </style:style>
    <style:style style:name="P26" style:family="paragraph" style:parent-style-name="Standard">
      <style:paragraph-properties fo:text-align="start" style:justify-single-word="false" style:text-autospace="none"/>
      <style:text-properties style:font-name="VBFPCR+Helvetica" fo:font-size="12pt" style:font-name-asian="VBFPCR+Helvetica" style:font-size-asian="12pt" style:font-name-complex="VBFPCR+Helvetica" style:font-size-complex="12pt"/>
    </style:style>
    <style:style style:name="P27" style:family="paragraph" style:parent-style-name="Standard">
      <style:paragraph-properties fo:text-align="start" style:justify-single-word="false" style:text-autospace="none"/>
      <style:text-properties style:font-name="VBFPCR+Helvetica" fo:font-size="12pt" style:font-name-asian="VBFPCR+Helvetica" style:font-size-asian="12pt" style:font-name-complex="VBFPCR+Helvetica" style:font-size-complex="12pt"/>
    </style:style>
    <style:style style:name="P28" style:family="paragraph" style:parent-style-name="Standard">
      <style:paragraph-properties fo:text-align="start" style:justify-single-word="false" style:text-autospace="none"/>
      <style:text-properties style:font-name="VBFPCR+Helvetica" fo:font-size="12pt" style:font-name-asian="VBFPCR+Helvetica" style:font-size-asian="12pt" style:font-name-complex="VBFPCR+Helvetica" style:font-size-complex="12pt"/>
    </style:style>
    <style:style style:name="P29" style:family="paragraph" style:parent-style-name="Standard">
      <style:paragraph-properties fo:text-align="start" style:justify-single-word="false" style:text-autospace="none"/>
      <style:text-properties style:font-name="VBFPCR+Helvetica" fo:font-size="12pt" style:font-name-asian="VBFPCR+Helvetica" style:font-size-asian="12pt" style:font-name-complex="VBFPCR+Helvetica" style:font-size-complex="12pt"/>
    </style:style>
    <style:style style:name="P30" style:family="paragraph" style:parent-style-name="Standard">
      <style:paragraph-properties fo:text-align="start" style:justify-single-word="false" style:text-autospace="none"/>
      <style:text-properties style:font-name="VBFPCR+Helvetica" fo:font-size="12pt" style:font-name-asian="VBFPCR+Helvetica" style:font-size-asian="12pt" style:font-name-complex="VBFPCR+Helvetica" style:font-size-complex="12pt"/>
    </style:style>
    <style:style style:name="P31" style:family="paragraph" style:parent-style-name="Standard">
      <style:paragraph-properties fo:text-align="start" style:justify-single-word="false" style:text-autospace="none"/>
      <style:text-properties style:font-name="VBFPCR+Helvetica" fo:font-size="12pt" style:font-name-asian="VBFPCR+Helvetica" style:font-size-asian="12pt" style:font-name-complex="VBFPCR+Helvetica" style:font-size-complex="12pt"/>
    </style:style>
    <style:style style:name="P32" style:family="paragraph" style:parent-style-name="Standard">
      <style:paragraph-properties fo:text-align="start" style:justify-single-word="false" style:text-autospace="none"/>
      <style:text-properties style:font-name="VBFPCR+Helvetica" fo:font-size="12pt" style:font-name-asian="VBFPCR+Helvetica" style:font-size-asian="12pt" style:font-name-complex="VBFPCR+Helvetica" style:font-size-complex="12pt"/>
    </style:style>
    <style:style style:name="P33" style:family="paragraph" style:parent-style-name="Standard">
      <style:paragraph-properties fo:text-align="start" style:justify-single-word="false" style:text-autospace="none"/>
      <style:text-properties style:font-name="VBFPCR+Helvetica" fo:font-size="12pt" style:font-name-asian="VBFPCR+Helvetica" style:font-size-asian="12pt" style:font-name-complex="VBFPCR+Helvetica" style:font-size-complex="12pt"/>
    </style:style>
    <style:style style:name="P34" style:family="paragraph" style:parent-style-name="Standard">
      <style:paragraph-properties fo:text-align="start" style:justify-single-word="false" style:text-autospace="none"/>
      <style:text-properties style:font-name="VBFPCR+Helvetica" fo:font-size="12pt" style:font-name-asian="VBFPCR+Helvetica" style:font-size-asian="12pt" style:font-name-complex="VBFPCR+Helvetica" style:font-size-complex="12pt"/>
    </style:style>
    <style:style style:name="P35" style:family="paragraph" style:parent-style-name="Standard">
      <style:paragraph-properties fo:text-align="start" style:justify-single-word="false" style:text-autospace="none"/>
      <style:text-properties style:font-name="VBFPCR+Helvetica" fo:font-size="12pt" style:font-name-asian="VBFPCR+Helvetica" style:font-size-asian="12pt" style:font-name-complex="VBFPCR+Helvetica" style:font-size-complex="12pt"/>
    </style:style>
    <style:style style:name="P36" style:family="paragraph" style:parent-style-name="Standard">
      <style:paragraph-properties fo:text-align="start" style:justify-single-word="false" style:text-autospace="none"/>
      <style:text-properties style:font-name="VBFPCR+Helvetica" fo:font-size="12pt" style:font-name-asian="VBFPCR+Helvetica" style:font-size-asian="12pt" style:font-name-complex="VBFPCR+Helvetica" style:font-size-complex="12pt"/>
    </style:style>
    <style:style style:name="P37" style:family="paragraph" style:parent-style-name="Standard">
      <style:paragraph-properties fo:text-align="start" style:justify-single-word="false" style:text-autospace="none"/>
      <style:text-properties style:font-name="VBFPCR+Helvetica" fo:font-size="12pt" style:font-name-asian="VBFPCR+Helvetica" style:font-size-asian="12pt" style:font-name-complex="VBFPCR+Helvetica" style:font-size-complex="12pt"/>
    </style:style>
    <style:style style:name="P38" style:family="paragraph" style:parent-style-name="Standard">
      <style:paragraph-properties fo:text-align="start" style:justify-single-word="false" style:text-autospace="none"/>
      <style:text-properties style:font-name="VBFPCR+Helvetica" fo:font-size="12pt" style:font-name-asian="VBFPCR+Helvetica" style:font-size-asian="12pt" style:font-name-complex="VBFPCR+Helvetica" style:font-size-complex="12pt"/>
    </style:style>
    <style:style style:name="P39" style:family="paragraph" style:parent-style-name="Standard">
      <style:paragraph-properties fo:text-align="start" style:justify-single-word="false" style:text-autospace="none"/>
      <style:text-properties fo:font-size="12pt" style:font-name-asian="VBFPCR+Helvetica" style:font-size-asian="12pt" style:font-name-complex="VBFPCR+Helvetica" style:font-size-complex="12pt"/>
    </style:style>
    <style:style style:name="P40" style:family="paragraph" style:parent-style-name="Standard">
      <style:text-properties style:use-window-font-color="true" fo:font-size="12pt" fo:language="en" fo:country="US" style:font-name-asian="PMingLiU" style:font-size-asian="12pt" style:font-name-complex="Times New Roman" style:font-size-complex="10pt" style:language-complex="zxx" style:country-complex="none"/>
    </style:style>
    <style:style style:name="P41" style:family="paragraph" style:parent-style-name="Standard">
      <style:paragraph-properties fo:text-align="start" style:justify-single-word="false" style:text-autospace="none"/>
    </style:style>
    <style:style style:name="P42" style:family="paragraph" style:parent-style-name="Standard">
      <style:paragraph-properties fo:text-align="start" style:justify-single-word="false" fo:orphans="0" fo:widows="0" fo:hyphenation-ladder-count="no-limit" style:writing-mode="lr-tb"/>
      <style:text-properties style:use-window-font-color="true" fo:font-size="12pt" fo:language="en" fo:country="US" style:font-name-asian="PMingLiU" style:font-size-asian="12pt" style:language-asian="zh" style:country-asian="TW" style:font-name-complex="Times New Roman" style:font-size-complex="10pt" style:language-complex="zxx" style:country-complex="none" fo:hyphenate="false" fo:hyphenation-remain-char-count="2" fo:hyphenation-push-char-count="2"/>
    </style:style>
    <style:style style:name="P43" style:family="paragraph" style:parent-style-name="Standard">
      <style:paragraph-properties fo:text-align="start" style:justify-single-word="false" fo:orphans="0" fo:widows="0" fo:hyphenation-ladder-count="no-limit" style:writing-mode="lr-tb"/>
      <style:text-properties style:use-window-font-color="true" style:font-name="VBFPCR+Helvetica" fo:font-size="12pt" fo:language="en" fo:country="US" style:font-name-asian="VBFPCR+Helvetica" style:font-size-asian="12pt" style:language-asian="zh" style:country-asian="TW" style:font-name-complex="VBFPCR+Helvetica" style:font-size-complex="12pt" style:language-complex="zxx" style:country-complex="none" fo:hyphenate="false" fo:hyphenation-remain-char-count="2" fo:hyphenation-push-char-count="2"/>
    </style:style>
    <style:style style:name="T1" style:family="text">
      <style:text-properties fo:language="en" fo:country="US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fo:font-size="12pt" fo:language="en" fo:country="US" style:font-name-asian="PMingLiU" style:font-size-asian="12pt" style:font-name-complex="Times New Roman" style:font-size-complex="10pt" style:language-complex="zxx" style:country-complex="none"/>
    </style:style>
    <style:style style:name="T4" style:family="text">
      <style:text-properties style:use-window-font-color="true" fo:font-size="12pt" fo:language="en" fo:country="US" style:font-name-asian="PMingLiU" style:font-size-asian="12pt" style:language-asian="zh" style:country-asian="TW" style:font-name-complex="Times New Roman" style:font-size-complex="10pt" style:language-complex="ar" style:country-complex="SA"/>
    </style:style>
    <style:style style:name="T5" style:family="text">
      <style:text-properties style:use-window-font-color="true" fo:font-size="12pt" fo:language="en" fo:country="US" style:font-name-asian="PMingLiU" style:font-size-asian="12pt" style:language-asian="zh" style:country-asian="TW" style:font-name-complex="Times New Roman" style:font-size-complex="10pt" style:language-complex="zxx" style:country-complex="none"/>
    </style:style>
    <style:style style:name="T6" style:family="text">
      <style:text-properties style:use-window-font-color="true" fo:font-size="12pt" fo:language="en" fo:country="US" fo:font-weight="normal" style:letter-kerning="true" style:font-name-asian="PMingLiU" style:font-size-asian="12pt" style:font-weight-asian="normal" style:font-name-complex="Arial" style:font-size-complex="12pt" style:language-complex="ar" style:country-complex="SA" style:font-weight-complex="normal"/>
    </style:style>
    <style:style style:name="T7" style:family="text">
      <style:text-properties style:use-window-font-color="true" fo:font-size="8pt" fo:language="en" fo:country="US" fo:font-style="italic" fo:font-weight="normal" style:font-name-asian="PMingLiU" style:font-size-asian="8pt" style:language-asian="zh" style:country-asian="TW" style:font-style-asian="italic" style:font-weight-asian="normal" style:font-name-complex="Times New Roman" style:font-size-complex="8pt" style:language-complex="zxx" style:country-complex="none" style:font-style-complex="italic" style:font-weight-complex="normal"/>
    </style:style>
    <style:style style:name="T8" style:family="text">
      <style:text-properties style:use-window-font-color="true" fo:font-size="8pt" fo:language="en" fo:country="US" fo:font-style="italic" fo:font-weight="normal" style:font-name-asian="PMingLiU" style:font-size-asian="8pt" style:font-style-asian="italic" style:font-weight-asian="normal" style:font-name-complex="Times New Roman" style:font-size-complex="8pt" style:language-complex="zxx" style:country-complex="none" style:font-style-complex="italic" style:font-weight-complex="normal"/>
    </style:style>
    <style:style style:name="T9" style:family="text">
      <style:text-properties style:use-window-font-color="true" fo:font-size="16pt" fo:language="en" fo:country="US" fo:font-weight="bold" style:letter-kerning="true" style:font-name-asian="PMingLiU" style:font-size-asian="16pt" style:font-weight-asian="bold" style:font-name-complex="Arial" style:font-size-complex="16pt" style:language-complex="ar" style:country-complex="SA" style:font-weight-complex="bold"/>
    </style:style>
    <style:style style:name="T10" style:family="text">
      <style:text-properties style:use-window-font-color="true" style:font-name="VBFPCR+Helvetica" fo:font-size="8pt" fo:language="en" fo:country="US" fo:font-style="italic" style:font-name-asian="PMingLiU" style:font-size-asian="8pt" style:font-style-asian="italic" style:font-name-complex="Times New Roman" style:font-size-complex="8pt" style:language-complex="zxx" style:country-complex="none" style:font-style-complex="italic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style:language-complex="zxx" style:country-complex="none"/>
    </style:style>
    <style:style style:name="T13" style:family="text">
      <style:text-properties fo:font-size="8pt" fo:font-style="italic" style:font-size-asian="8pt" style:font-style-asian="italic" style:font-size-complex="8pt" style:font-style-complex="italic"/>
    </style:style>
    <style:style style:name="T14" style:family="text"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15" style:family="text">
      <style:text-properties fo:font-size="8pt" fo:font-style="italic" fo:font-weight="normal" style:font-size-asian="8pt" style:language-asian="zh" style:country-asian="TW" style:font-style-asian="italic" style:font-weight-asian="normal" style:font-size-complex="8pt" style:font-style-complex="italic" style:font-weight-complex="normal"/>
    </style:style>
    <style:style style:name="T16" style:family="text">
      <style:text-properties fo:font-size="8pt" fo:font-style="italic" style:font-name-asian="PMingLiU" style:font-size-asian="8pt" style:font-style-asian="italic" style:font-name-complex="Times New Roman" style:font-size-complex="8pt" style:font-style-complex="italic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style:font-name="VBFPCR+Helvetica"/>
    </style:style>
    <style:style style:name="T19" style:family="text">
      <style:text-properties style:font-name="Ari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pan text:style-name="T9">Bulgaria, Data Sources <text:s text:c="38"/></text:span><text:span text:style-name="T6">Last modified: 21-Jan-2011</text:span></text:h>
      <text:p text:style-name="P3"/>
      <text:h text:style-name="P1" text:outline-level="2">CENSUS COUNTS</text:h>
      <text:p text:style-name="P3"/>
      <text:p text:style-name="P3">1946 and 1956: <text:s/>National Statistical Institute (NSI). Population census in Bulgaria. 1946 &amp; 1956. Sofia: NSI. <text:s/><text:span text:style-name="T14">(RefCode 2)</text:span></text:p>
      <text:p text:style-name="P3"/>
      <text:h text:style-name="Heading_20_2" text:outline-level="2">POPULATION ESTIMATES</text:h>
      <text:p text:style-name="P4"/>
      <text:p text:style-name="P11"><text:span text:style-name="T19">2008 – 2009: <text:s/>National Statistical Institute (NSI). Annual population by age (single-year of age) and sex. Unpublished tables provided by Krasimira Krusteva (NSI).</text:span> <text:s/><text:span text:style-name="T8">(RefCode 18)</text:span></text:p>
      <text:p text:style-name="P41"/>
      <text:p text:style-name="P4">1998 - 2007: <text:s/>National Statistical Institute (NSI). Annual population by age (single-year of age) and sex. Unpublished tables provided by Iordan Kaltchev (NSI). <text:s/><text:span text:style-name="T8">(RefCode 8, 11, 14)</text:span></text:p>
      <text:p text:style-name="P4"/>
      <text:p text:style-name="P4"><text:span text:style-name="T3">1960 - 1997: <text:s/>National Statistical Institute (NSI). Annual population by age (single-year age group) and sex. <text:s/></text:span><text:span text:style-name="T4">Unpublished tables. <text:s/></text:span><text:span text:style-name="T5"><text:s/></text:span><text:span text:style-name="T7">(RefCode 3)</text:span></text:p>
      <text:p text:style-name="P42"/>
      <text:h text:style-name="P2" text:outline-level="2">BIRTHS</text:h>
      <text:p text:style-name="Standard"/>
      <text:p text:style-name="P11"><text:span text:style-name="T19">2008 - 2009: <text:s/>National Statistical Institute (NSI). Live births by sex. Retrieved 10 </text:span>November 2010 (<text:a xlink:type="simple" xlink:href="http://www.nsi.bg/otrasalen.php?otr=53">http://www.nsi.bg/otrasalen.php?otr=53</text:a>). (RefCode 17 )</text:p>
      <text:p text:style-name="P3"/>
      <text:p text:style-name="P3">2004 - 2007: <text:s/>National Statistical Institute (NSI). Live births by sex, 2006-2007. Unpublished data received from Iordan Kaltchev (NSI). <text:span text:style-name="T13"><text:s/>(RefCode 12, <text:s/>15 )</text:span></text:p>
      <text:p text:style-name="P3"/>
      <text:p text:style-name="P3">2003: <text:s/>National Statistical Institute (NSI). Live births by sex. Unpublished data received from Dora Kostova. <text:s/><text:span text:style-name="T14">(RefCode 7)</text:span></text:p>
      <text:p text:style-name="P3"/>
      <text:p text:style-name="P3">1990-2002: <text:s/>National Statistical Institute (NSI). Live births by sex. In: Statistical Yearbook of Bulgaria (2003). <text:s/>Sofia: NSI. <text:s/><text:span text:style-name="T14">(RefCode 6)</text:span></text:p>
      <text:p text:style-name="P3"/>
      <text:p text:style-name="P3">1961-1989: <text:s/>National Statistical Institute (NSI). Live births by sex. In: Demographic Yearbook of Bulgaria (1961-1989). Sofia: NSI. <text:s/><text:span text:style-name="T14">(RefCode 5)</text:span></text:p>
      <text:p text:style-name="P3"/>
      <text:p text:style-name="P3">1947-1960: <text:s/>National Statistical Institute (NSI). Live births by sex and age of mother. In: Demographic Yearbook of Bulgaria, 1960. Sofia: NSI. <text:s/><text:span text:style-name="T14">(RefCode 4)</text:span></text:p>
      <text:p text:style-name="P3"/>
      <text:h text:style-name="P2" text:outline-level="2">DEATHS</text:h>
      <text:p text:style-name="P10"/>
      <text:p text:style-name="P39"><text:span text:style-name="T19">2008 – 2009: <text:s/>National Statistical Institute (NSI). Deaths by year of birth, age (single-year of age) and sex. Unpublished tables provided by Krasimira Krusteva (NSI). </text:span><text:span text:style-name="T18"><text:s/></text:span><text:span text:style-name="T10">(RefCode 19)</text:span></text:p>
      <text:p text:style-name="P3"/>
      <text:p text:style-name="P3">1998 - 2007: <text:s/>National Statistical Institute (NSI). Deaths by year of birth, age (single-year of age) and sex. Unpublished tables provided by Iordan Kaltchev (NSI). <text:span text:style-name="T13"><text:s/>(RefCode 9, 10, 13, 16)</text:span></text:p>
      <text:p text:style-name="P3"/>
      <text:p text:style-name="P3">1960 - 1997: <text:s/>National Statistical Institute (NSI). Annual death counts by age (single-year age <text:soft-page-break/>group), sex, and triangles. Unpublished tables. <text:s/><text:span text:style-name="T13">(RefCode 1 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1" svg:font-family="'DejaVu Sans'"/>
    <style:font-face style:name="VBFPCR+Helvetica" svg:font-family="VBFPCR+Helvetica"/>
    <style:font-face style:name="Courier New" svg:font-family="'Courier New'" style:font-family-generic="modern"/>
    <style:font-face style:name="Andale Sans UI1" svg:font-family="'Andale Sans UI', 'Arial Unicode MS'" style:font-pitch="variable"/>
    <style:font-face style:name="Mincho" svg:font-family="Mincho, msmincho" style:font-pitch="variable"/>
    <style:font-face style:name="Liberation Serif" svg:font-family="'Liberation Serif'" style:font-family-generic="roman" style:font-pitch="variable"/>
    <style:font-face style:name="PMingLiU" svg:font-family="PMingLiU, 新細明體" style:font-family-generic="roman" style:font-pitch="variable"/>
    <style:font-face style:name="Thorndale" svg:font-family="Thorndale, 'Times New Roman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Andale Sans UI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Arial" fo:font-size="12pt" fo:language="en" fo:country="US" style:font-name-asian="PMingLiU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" fo:font-size="14pt" style:font-name-asian="Mincho" style:font-size-asian="14pt" style:font-name-complex="Andale Sans UI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1665in" fo:margin-bottom="0.0417in" fo:keep-with-next="always"/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1665in" fo:margin-bottom="0.0417in" fo:keep-with-next="always"/>
      <style:text-properties fo:text-transform="uppercase" style:text-underline-style="solid" style:text-underline-width="auto" style:text-underline-color="font-color" fo:font-weight="bold" style:font-weight-asian="bold" style:font-name-complex="Arial" style:font-size-complex="12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horndale" fo:font-size="10pt" style:font-size-asian="10pt"/>
    </style:style>
    <style:style style:name="Style_20_Heading_20_1_20__2b_" style:display-name="Style Heading 1 +" style:family="paragraph" style:parent-style-name="Heading_20_1">
      <style:text-properties style:letter-kerning="true"/>
    </style:style>
    <style:style style:name="HTML_20_Preformatted" style:display-name="HTML Preformatted" style:family="paragraph" style:parent-style-name="Standard">
      <style:paragraph-properties fo:orphans="2" fo:widows="2" fo:hyphenation-ladder-count="no-limit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size-asian="10pt" style:language-asian="zh" style:country-asian="TW" style:font-name-complex="Courier New" fo:hyphenate="true" fo:hyphenation-remain-char-count="2" fo:hyphenation-push-char-count="2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Absatz-Standardschriftart" style:family="text"/>
    <style:style style:name="Default_20_Paragraph_20_Font" style:display-name="Default Paragraph Font" style:family="text"/>
    <style:style style:name="WW-Absatz-Standardschriftart" style:family="text"/>
    <style:style style:name="WW-Absatz-Standardschriftart1" style:family="text"/>
    <style:style style:name="WW-Default_20_Paragraph_20_Font" style:display-name="WW-Default Paragraph Font" style:family="text"/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 text:start-value="0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5in" fo:margin-bottom="0.5in" fo:margin-left="0.7902in" fo:margin-right="0.7902in" style:shadow="none" fo:background-color="transparent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dc:title>Belgium, Data Sources         Last modified: 11-Oct-2005</dc:title>
    <meta:initial-creator>lyang</meta:initial-creator>
    <meta:creation-date>2007-03-23T10:51:00</meta:creation-date>
    <dc:creator>Human Database</dc:creator>
    <dc:date>2011-01-21T16:52:03</dc:date>
    <meta:print-date>2113-01-01T00:00:00</meta:print-date>
    <meta:editing-cycles>10</meta:editing-cycles>
    <meta:editing-duration>PT4H11M5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18" meta:word-count="307" meta:character-count="2155"/>
  </office:meta>
</office:document-meta>
</file>